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4ab4" officeooo:paragraph-rsid="00174ab4"/>
    </style:style>
    <style:style style:name="P3" style:family="paragraph" style:parent-style-name="Standard">
      <style:text-properties style:font-name="Liberation Mono" officeooo:rsid="001b3925" officeooo:paragraph-rsid="001bdcdc"/>
    </style:style>
    <style:style style:name="P4" style:family="paragraph" style:parent-style-name="Standard">
      <style:text-properties style:font-name="Liberation Mono" fo:font-weight="normal" officeooo:rsid="001b3925" officeooo:paragraph-rsid="001b3925" style:font-weight-asian="normal" style:font-weight-complex="normal"/>
    </style:style>
    <style:style style:name="P5" style:family="paragraph" style:parent-style-name="Standard">
      <style:text-properties style:font-name="Liberation Mono" officeooo:rsid="001ef043" officeooo:paragraph-rsid="001ef043"/>
    </style:style>
    <style:style style:name="P6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333333" style:font-name="Liberation Mono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/>
      <style:text-properties fo:font-variant="normal" fo:text-transform="none" fo:color="#333333" style:font-name="Liberation Mono" fo:font-size="8.39999961853027pt" fo:letter-spacing="normal" fo:font-style="normal" fo:font-weight="normal"/>
    </style:style>
    <style:style style:name="P8" style:family="paragraph" style:parent-style-name="Standard">
      <style:paragraph-properties fo:margin-top="0in" fo:margin-bottom="0.1965in" loext:contextual-spacing="false"/>
      <style:text-properties style:font-name="Liberation Mono" fo:font-weight="normal"/>
    </style:style>
    <style:style style:name="P9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Mono"/>
    </style:style>
    <style:style style:name="P1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Mono" officeooo:rsid="00174ab4" officeooo:paragraph-rsid="00174ab4"/>
    </style:style>
    <style:style style:name="P11" style:family="paragraph" style:parent-style-name="Standard">
      <style:paragraph-properties style:writing-mode="lr-tb"/>
      <style:text-properties fo:color="#946b23" style:font-name="Liberation Mono" fo:font-weight="bold" officeooo:rsid="00227f48" officeooo:paragraph-rsid="00227f48" style:font-weight-asian="bold" style:font-weight-complex="bold"/>
    </style:style>
    <style:style style:name="P12" style:family="paragraph" style:parent-style-name="Text_20_body">
      <style:paragraph-properties style:writing-mode="lr-tb"/>
      <style:text-properties style:font-name="Liberation Mono"/>
    </style:style>
    <style:style style:name="P13" style:family="paragraph" style:parent-style-name="Text_20_body">
      <style:paragraph-properties style:writing-mode="lr-tb"/>
      <style:text-properties style:font-name="Liberation Mono" fo:font-weight="normal"/>
    </style:style>
    <style:style style:name="P14" style:family="paragraph" style:parent-style-name="Text_20_body">
      <style:paragraph-properties style:writing-mode="lr-tb"/>
      <style:text-properties style:font-name="Liberation Mono" fo:font-weight="normal" officeooo:rsid="001ef043" officeooo:paragraph-rsid="001ef043"/>
    </style:style>
    <style:style style:name="P15" style:family="paragraph" style:parent-style-name="Text_20_body">
      <style:paragraph-properties style:writing-mode="lr-tb"/>
      <style:text-properties style:font-name="Liberation Mono" fo:font-weight="normal" officeooo:rsid="001ef043" officeooo:paragraph-rsid="00209a0a"/>
    </style:style>
    <style:style style:name="P16" style:family="paragraph" style:parent-style-name="Text_20_body">
      <style:text-properties fo:color="#333333" style:font-name="Liberation Mono" fo:background-color="#ffffff"/>
    </style:style>
    <style:style style:name="P17" style:family="paragraph" style:parent-style-name="Text_20_body">
      <style:text-properties style:font-name="Liberation Mono"/>
    </style:style>
    <style:style style:name="P18" style:family="paragraph" style:parent-style-name="Text_20_body">
      <style:paragraph-properties fo:margin-top="0in" fo:margin-bottom="0in" loext:contextual-spacing="false"/>
      <style:text-properties fo:color="#333333" style:font-name="Liberation Mono" fo:background-color="#ffffff"/>
    </style:style>
    <style:style style:name="P19" style:family="paragraph" style:parent-style-name="Text_20_body">
      <style:paragraph-properties fo:margin-top="0in" fo:margin-bottom="0in" loext:contextual-spacing="false"/>
      <style:text-properties fo:color="#333333" style:font-name="Liberation Mono" fo:font-size="7.19999980926514pt" fo:background-color="#ffffff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Mono"/>
    </style:style>
    <style:style style:name="P21" style:family="paragraph" style:parent-style-name="Text_20_body">
      <style:paragraph-properties fo:margin-top="0in" fo:margin-bottom="0in" loext:contextual-spacing="false" style:writing-mode="lr-tb"/>
      <style:text-properties style:font-name="Liberation Mono"/>
    </style:style>
    <style:style style:name="P22" style:family="paragraph" style:parent-style-name="Text_20_body">
      <style:paragraph-properties fo:margin-top="0in" fo:margin-bottom="0in" loext:contextual-spacing="false" style:writing-mode="lr-tb"/>
      <style:text-properties style:font-name="Liberation Mono" fo:font-weight="normal"/>
    </style:style>
    <style:style style:name="P23" style:family="paragraph" style:parent-style-name="Standard">
      <style:text-properties style:font-name="Liberation Mono" fo:font-weight="normal" officeooo:rsid="001bdcdc" officeooo:paragraph-rsid="001d5b7e" style:font-weight-asian="normal" style:font-weight-complex="normal"/>
    </style:style>
    <style:style style:name="P24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bold" officeooo:rsid="00209a0a" officeooo:paragraph-rsid="00209a0a" style:text-blinking="false" fo:background-color="#ffffff" style:font-weight-asian="bold" style:font-weight-complex="bold"/>
    </style:style>
    <style:style style:name="P25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normal" officeooo:rsid="00209a0a" officeooo:paragraph-rsid="00209a0a" style:text-blinking="false" fo:background-color="#ffffff" style:font-weight-asian="normal" style:font-weight-complex="normal"/>
    </style:style>
    <style:style style:name="P26" style:family="paragraph" style:parent-style-name="Text_20_body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bold" officeooo:rsid="001ef043" officeooo:paragraph-rsid="001ef043" style:text-blinking="false" fo:background-color="#ffffff" style:font-weight-asian="bold" style:font-weight-complex="bold"/>
    </style:style>
    <style:style style:name="P27" style:family="paragraph" style:parent-style-name="Text_20_body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normal" officeooo:rsid="001ef043" officeooo:paragraph-rsid="00209a0a" style:text-blinking="false" fo:background-color="#ffffff"/>
    </style:style>
    <style:style style:name="P28" style:family="paragraph" style:parent-style-name="Text_20_body">
      <style:paragraph-properties style:writing-mode="lr-tb"/>
      <style:text-properties fo:font-variant="normal" fo:text-transform="none" fo:color="#47b847" style:text-line-through-style="none" style:text-line-through-type="none" style:font-name="Liberation Mono" fo:font-size="7.80000019073486pt" fo:font-style="normal" style:text-underline-style="none" fo:font-weight="bold" officeooo:rsid="0026115a" officeooo:paragraph-rsid="0026115a" style:text-blinking="false" fo:background-color="#ffffff" style:font-weight-asian="bold" style:font-weight-complex="bold"/>
    </style:style>
    <style:style style:name="P29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bold" officeooo:rsid="002bb996" officeooo:paragraph-rsid="002bb996" style:text-blinking="false" fo:background-color="#ffffff" style:font-weight-asian="bold" style:font-weight-complex="bold"/>
    </style:style>
    <style:style style:name="P30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normal" officeooo:rsid="001ef043" officeooo:paragraph-rsid="002c1973" style:text-blinking="false" fo:background-color="transparent" style:font-weight-asian="bold" style:font-weight-complex="bold"/>
    </style:style>
    <style:style style:name="P31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normal" officeooo:rsid="002c6108" officeooo:paragraph-rsid="002c6108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normal" officeooo:rsid="001ef043" officeooo:paragraph-rsid="002d8f7e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38761d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8761d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222222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8" style:family="text">
      <style:text-properties fo:font-variant="normal" fo:text-transform="none" fo:color="#222222" fo:font-size="7.80000019073486pt" fo:font-style="normal" style:text-underline-style="solid" style:text-underline-width="auto" style:text-underline-color="font-color" fo:background-color="#ffffff" loext:char-shading-value="0"/>
    </style:style>
    <style:style style:name="T9" style:family="text">
      <style:text-properties fo:font-variant="normal" fo:text-transform="none" fo:color="#222222" fo:font-size="7.80000019073486pt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0000ff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1" style:family="text">
      <style:text-properties fo:font-variant="normal" fo:text-transform="none" fo:color="#0000ff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ff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13" style:family="text">
      <style:text-properties fo:font-variant="normal" fo:text-transform="none" fo:color="#ff0000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ff0000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f0000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16" style:family="text">
      <style:text-properties fo:font-variant="normal" fo:text-transform="none" fo:color="#067200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8.39999961853027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fo:font-size="8.39999961853027pt" fo:font-style="normal" style:text-underline-style="solid" style:text-underline-width="auto" style:text-underline-color="font-color" fo:background-color="transparent" loext:char-shading-value="0"/>
    </style:style>
    <style:style style:name="T20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officeooo:rsid="001b3925" style:text-blinking="false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officeooo:rsid="00209a0a" style:text-blinking="false" fo:background-color="#ffffff" loext:char-shading-value="0" style:font-weight-asian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officeooo:rsid="002b90a6" style:text-blinking="false" fo:background-color="#ffffff" loext:char-shading-value="0"/>
    </style:style>
    <style:style style:name="T25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333333" fo:font-size="7.80000019073486pt" fo:font-style="normal" style:text-underline-style="solid" style:text-underline-width="auto" style:text-underline-color="font-color" fo:background-color="#ffffff" loext:char-shading-value="0"/>
    </style:style>
    <style:style style:name="T27" style:family="text">
      <style:text-properties fo:font-variant="normal" fo:text-transform="none" fo:color="#333333" fo:font-size="7.80000019073486pt" fo:font-style="normal" style:text-underline-style="solid" style:text-underline-width="auto" style:text-underline-color="font-color" fo:font-weight="normal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29" style:family="text">
      <style:text-properties fo:font-variant="normal" fo:text-transform="none" style:text-line-through-style="none" style:text-line-through-type="none" fo:font-size="7.80000019073486pt" fo:font-style="normal" style:text-underline-style="none" officeooo:rsid="0026115a" style:text-blinking="false" fo:background-color="#ffffff" loext:char-shading-value="0"/>
    </style:style>
    <style:style style:name="T30" style:family="text">
      <style:text-properties fo:font-variant="normal" fo:text-transform="none" fo:color="#946b23" style:text-line-through-style="none" style:text-line-through-type="none" fo:font-size="7.80000019073486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47b847" style:text-line-through-style="none" style:text-line-through-type="none" fo:font-size="7.80000019073486pt" fo:font-style="normal" style:text-underline-style="none" fo:font-weight="bold" officeooo:rsid="00227f48" style:text-blinking="false" fo:background-color="#ffffff" loext:char-shading-value="0" style:font-weight-asian="bold" style:font-weight-complex="bold"/>
    </style:style>
    <style:style style:name="T32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style:text-blinking="false" fo:background-color="#000000" loext:char-shading-value="0"/>
    </style:style>
    <style:style style:name="T33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officeooo:rsid="0026cd29" style:text-blinking="false" fo:background-color="#000000" loext:char-shading-value="0"/>
    </style:style>
    <style:style style:name="T34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officeooo:rsid="0026cd29" style:text-blinking="false" fo:background-color="transparent" loext:char-shading-value="0"/>
    </style:style>
    <style:style style:name="T35" style:family="text">
      <style:text-properties fo:font-variant="normal" fo:text-transform="none" fo:color="#ffff00" style:text-line-through-style="none" style:text-line-through-type="none" fo:font-size="7.80000019073486pt" fo:font-style="normal" style:text-underline-style="solid" style:text-underline-width="auto" style:text-underline-color="font-color" officeooo:rsid="00227f48" style:text-blinking="false" fo:background-color="#000000" loext:char-shading-value="0"/>
    </style:style>
    <style:style style:name="T36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37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officeooo:rsid="0026115a" style:text-blinking="false" fo:background-color="#ffffff" loext:char-shading-value="0"/>
    </style:style>
    <style:style style:name="T38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officeooo:rsid="00284497" style:text-blinking="false" fo:background-color="transparent" loext:char-shading-value="0"/>
    </style:style>
    <style:style style:name="T39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officeooo:rsid="002a2c8a" style:text-blinking="false" fo:background-color="transparent" loext:char-shading-value="0"/>
    </style:style>
    <style:style style:name="T40" style:family="text">
      <style:text-properties fo:font-variant="normal" fo:text-transform="none" fo:color="#cc00cc" style:text-line-through-style="none" style:text-line-through-type="none" fo:font-size="7.80000019073486pt" fo:font-style="normal" style:text-underline-style="none" officeooo:rsid="002b90a6" style:text-blinking="false" fo:background-color="#ffffff" loext:char-shading-value="0"/>
    </style:style>
    <style:style style:name="T41" style:family="text">
      <style:text-properties fo:font-variant="normal" fo:text-transform="none" fo:color="#cc00cc" style:text-line-through-style="none" style:text-line-through-type="none" fo:font-size="7.80000019073486pt" fo:font-style="normal" style:text-underline-style="none" fo:font-weight="bold" officeooo:rsid="002b90a6" style:text-blinking="false" fo:background-color="#ffffff" loext:char-shading-value="0" style:font-weight-asian="bold" style:font-weight-complex="bold"/>
    </style:style>
    <style:style style:name="T42" style:family="text">
      <style:text-properties style:font-name="Liberation Mono"/>
    </style:style>
    <style:style style:name="T43" style:family="text">
      <style:text-properties officeooo:rsid="002b90a6"/>
    </style:style>
    <style:style style:name="T44" style:family="text">
      <style:text-properties fo:color="#cc00cc"/>
    </style:style>
    <style:style style:name="T45" style:family="text">
      <style:text-properties fo:color="#cc00cc" officeooo:rsid="002b90a6"/>
    </style:style>
    <style:style style:name="T46" style:family="text">
      <style:text-properties fo:color="#cc00cc" fo:font-weight="bold" officeooo:rsid="002b90a6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27f48" style:font-weight-asian="bold" style:font-weight-complex="bold"/>
    </style:style>
    <style:style style:name="T50" style:family="text">
      <style:text-properties fo:font-weight="bold" officeooo:rsid="002b90a6" style:font-weight-asian="bold" style:font-weight-complex="bold"/>
    </style:style>
    <style:style style:name="T51" style:family="text">
      <style:text-properties fo:font-weight="bold" officeooo:rsid="00227f48"/>
    </style:style>
    <style:style style:name="T52" style:family="text">
      <style:text-properties fo:font-weight="bold" officeooo:rsid="002b90a6"/>
    </style:style>
    <style:style style:name="T53" style:family="text">
      <style:text-properties fo:color="#946b23" fo:font-weight="bold"/>
    </style:style>
    <style:style style:name="T54" style:family="text">
      <style:text-properties fo:color="#946b23" fo:font-weight="bold" fo:background-color="transparent" loext:char-shading-value="0"/>
    </style:style>
    <style:style style:name="T55" style:family="text">
      <style:text-properties fo:color="#333333"/>
    </style:style>
    <style:style style:name="T56" style:family="text">
      <style:text-properties fo:color="#333333" officeooo:rsid="001b3925" fo:background-color="#ffffff" loext:char-shading-value="0"/>
    </style:style>
    <style:style style:name="T57" style:family="text">
      <style:text-properties fo:color="#333333" officeooo:rsid="00209a0a" fo:background-color="#ffffff" loext:char-shading-value="0"/>
    </style:style>
    <style:style style:name="T58" style:family="text">
      <style:text-properties fo:color="#47b847" fo:font-weight="bold" officeooo:rsid="00227f48"/>
    </style:style>
    <style:style style:name="T59" style:family="text">
      <style:text-properties fo:color="#ffff00"/>
    </style:style>
    <style:style style:name="T60" style:family="text">
      <style:text-properties fo:color="#ffff00" style:text-underline-style="solid" style:text-underline-width="auto" style:text-underline-color="font-color" officeooo:rsid="00227f48" fo:background-color="#000000" loext:char-shading-value="0"/>
    </style:style>
    <style:style style:name="T61" style:family="text">
      <style:text-properties fo:color="#ffff00" style:text-underline-style="solid" style:text-underline-width="auto" style:text-underline-color="font-color" officeooo:rsid="00227f48"/>
    </style:style>
    <style:style style:name="T62" style:family="text">
      <style:text-properties fo:color="#ffff00" fo:background-color="#000000" loext:char-shading-value="0"/>
    </style:style>
    <style:style style:name="T63" style:family="text">
      <style:text-properties fo:color="#191919" officeooo:rsid="0026115a"/>
    </style:style>
    <style:style style:name="T64" style:family="text">
      <style:text-properties fo:color="#191919" fo:font-weight="bold"/>
    </style:style>
    <style:style style:name="T65" style:family="text">
      <style:text-properties style:text-underline-style="solid" style:text-underline-width="auto" style:text-underline-color="font-color" officeooo:rsid="00227f48"/>
    </style:style>
    <style:style style:name="T66" style:family="text">
      <style:text-properties style:text-underline-style="solid" style:text-underline-width="auto" style:text-underline-color="font-color" officeooo:rsid="00227f48" style:font-weight-asian="bold" style:font-weight-complex="bold"/>
    </style:style>
    <style:style style:name="T67" style:family="text">
      <style:text-properties officeooo:rsid="0026115a"/>
    </style:style>
    <style:style style:name="T68" style:family="text">
      <style:text-properties officeooo:rsid="002c6108"/>
    </style:style>
    <style:style style:name="T69" style:family="text">
      <style:text-properties style:font-weight-asian="bold" style:font-weight-complex="bold"/>
    </style:style>
    <style:style style:name="T70" style:family="text">
      <style:text-properties officeooo:rsid="0026115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ugh decoy RNAs (TuDs)</text:p>
      <text:p text:style-name="Standard"><text:a xlink:type="simple" xlink:href="http://www.pnas.org/content/112/30/E4007.full#ref-65" text:style-name="Internet_20_link" text:visited-style-name="Visited_20_Internet_20_Link"><text:span text:style-name="T42">http://www.pnas.org/content/112/30/E4007.full#ref-65</text:span></text:a></text:p>
      <text:p text:style-name="P1"/>
      <text:p text:style-name="P6">Clone into pUC19</text:p>
      <text:p text:style-name="P8"><text:span text:style-name="T2">HindIII</text:span><text:span text:style-name="T7">-</text:span><text:span text:style-name="T12">AgeI</text:span><text:span text:style-name="T7">-BsmBI-</text:span><text:span text:style-name="T15">EcoRI</text:span></text:p>
      <text:p text:style-name="P13"><text:span text:style-name="T16">AGCTT</text:span><text:span text:style-name="T10">ACCGGT</text:span><text:span text:style-name="T8">GACGGCGCTAGGATCATC</text:span><text:span text:style-name="T4">CCA</text:span><text:span text:style-name="T5">GAGACG</text:span><text:span text:style-name="T4">AC</text:span><text:span text:style-name="T5">CGTCTC</text:span><text:span text:style-name="T4">ACC</text:span><text:span text:style-name="T8">GATGATCCTAGCGCCGTC</text:span><text:span text:style-name="T13">G</text:span></text:p>
      <text:p text:style-name="P12"><text:span text:style-name="T3">   </text:span><text:span text:style-name="T16">A</text:span><text:span text:style-name="T10">TGGCCA</text:span><text:span text:style-name="T9">CTGCCGCGATCCTAGTAG</text:span><text:span text:style-name="T6">GGT</text:span><text:span text:style-name="T5">CTCTGC</text:span><text:span text:style-name="T6">TG</text:span><text:span text:style-name="T5">GCAGAG</text:span><text:span text:style-name="T6">TGG</text:span><text:span text:style-name="T9">CTACTAGGATCGCGGCAG</text:span><text:span text:style-name="T13">CTTAA</text:span></text:p>
      <text:p text:style-name="P18"/>
      <text:p text:style-name="P18">TuD_Hind_Age_sense </text:p>
      <text:p text:style-name="P19">AGCTTACCGGTGACGGCGCTAGGATCATCCCAGAGACGACCGTCTCACCGATGATCCTAGCGCCGTCG</text:p>
      <text:p text:style-name="P18">TuD_Eco_anti</text:p>
      <text:p text:style-name="P19">AATTCGACGGCGCTAGGATCATCGGTGAGACGGTCGTCTCTGGGATGATCCTAGCGCCGTCACCGGTA</text:p>
      <text:p text:style-name="P18"/>
      <text:p text:style-name="P20"/>
      <text:p text:style-name="P21">&gt;pUC-TuDc (#3 colony)</text:p>
      <text:p text:style-name="P22"><text:span text:style-name="T17">GCACGACAGGTTTCCCGACTGGAAAGCGGGCAGTGAGCGCAACGCAATTAATGTGAGTTAGCTCACTCATTAGGCACCCCAGGCTTTACACTTTATGCTTCCGGCTCGTATGTTGTGTGGAATTGTGAGCGGATAACAATTTCACACAGGAAACAGCTATGACCATGATTACGCC</text:span><text:span text:style-name="T1">AAGCTT</text:span><text:span text:style-name="T11">ACCGGT</text:span><text:span text:style-name="T19">GACGGCGCTAGGATCATC</text:span><text:span text:style-name="T17">CCA</text:span><text:span text:style-name="T18">GAGACG</text:span><text:span text:style-name="T17">AC</text:span><text:span text:style-name="T18">CGTCTC</text:span><text:span text:style-name="T17">ACC</text:span><text:span text:style-name="T19">GATGATCCTAGCGCCGTC</text:span><text:span text:style-name="T14">GAATTC</text:span><text:span text:style-name="T17">ACTGGCCGTCGTTTTACAACGTCGTGACTGGGAAAACCCTGGCGTTACCCAACTTAATCGCCTTGCAGCACATCCCCCTTCGCCAG</text:span></text:p>
      <text:p text:style-name="P18"/>
      <text:p text:style-name="P7">BsmBI digestion</text:p>
      <text:p text:style-name="P16"/>
      <text:p text:style-name="P13"><text:span text:style-name="T8">GACGGCGCTAGGATCA</text:span> <text:span text:style-name="T4">TCCCA</text:span><text:span text:style-name="T5">GAGACG</text:span><text:span text:style-name="T4">AC</text:span><text:span text:style-name="T5">CGTCTC</text:span><text:span text:style-name="T4">A CC</text:span><text:span text:style-name="T8">GATGATCCTAGCGCCGTC</text:span></text:p>
      <text:p text:style-name="P13"><text:span text:style-name="T8">CTGCCGCGATCCTAGTAG</text:span><text:span text:style-name="T4">GG T</text:span><text:span text:style-name="T5">CTCTGC</text:span><text:span text:style-name="T4">TG</text:span><text:span text:style-name="T5">GCAGAG</text:span><text:span text:style-name="T4">TGGCT</text:span> <text:span text:style-name="T8">ACTAGGATCGCGGCAG</text:span></text:p>
      <text:p text:style-name="P20"/>
      <text:p text:style-name="P17">Decoy cloning (underlined sequence is decoy):</text:p>
      <text:p text:style-name="P13"><text:span text:style-name="T21">tccca</text:span><text:span text:style-name="T26">AGCACGGTCTATGAGACCTCCC</text:span><text:span text:style-name="T21">CAAGTATTCTGGTCACAGAATACAAC</text:span><text:span text:style-name="T26">TGCACGGTCTATGAGACCTCCC</text:span><text:span text:style-name="T21">a</text:span></text:p>
      <text:p text:style-name="P12"><text:span text:style-name="T20">   </text:span><text:span text:style-name="T25">t</text:span><text:span text:style-name="T27">TCGTGCCAGATACTCTGGAGGG</text:span><text:span text:style-name="T25">GTTCATAAGACCAGTGTCTTATGTTG</text:span><text:span text:style-name="T27">ACGTGCCAGATACTCTGGAGGG</text:span><text:span text:style-name="T25">tggct</text:span></text:p>
      <text:p text:style-name="P20"/>
      <text:p text:style-name="P20">pUC19 sequencing primers (when M13s are too close):</text:p>
      <text:p text:style-name="P20">pUC_seq_F: AACTGTTGGGAAGGGCGATC</text:p>
      <text:p text:style-name="P20"><text:soft-page-break/>pUC_seq_R: CACTTTATGCTTCCGGCTCG  </text:p>
      <text:p text:style-name="P1"/>
      <text:p text:style-name="P9"/>
      <text:p text:style-name="P10">***above information from HG</text:p>
      <text:p text:style-name="P2"/>
      <text:p text:style-name="P3">Adaptor_F<text:tab/><text:tab/><text:tab/><text:tab/>Adaptor_R<text:tab/><text:tab/></text:p>
      <text:p text:style-name="P4">CTGTGTAATCTCCGACAC<text:tab/>GCCTTTGCATGTTGTGGA<text:tab/></text:p>
      <text:p text:style-name="P23">(do not reverse complement, append directly, pair #4 from JW lab)</text:p>
      <text:p text:style-name="P2"/>
      <text:p text:style-name="P5">PCR_F<text:tab/><text:tab/><text:tab/><text:tab/><text:tab/><text:tab/><text:tab/>PCR_R</text:p>
      <text:p text:style-name="P5">CTGTGTAATCTCCGACACccac<text:tab/><text:tab/>TCCACAACATGCAAAGGCcagc</text:p>
      <text:p text:style-name="P5"/>
      <text:p text:style-name="P26">Final sequence design for pooled oligo ordering</text:p>
      <text:p text:style-name="P27">adaptor_f-ccac-insert-gctg-adaptor_r</text:p>
      <text:p text:style-name="P15"><text:span text:style-name="T22">CTGTGTAATCTCCGACAC-</text:span><text:span text:style-name="T23">ccac-insert-gctg-</text:span><text:span text:style-name="T22">GCCTTTGCATGTTGTGGA</text:span></text:p>
      <text:p text:style-name="P24">Final double Tough Decoy insert design for pooled oligo ordering (different from HG above)</text:p>
      <text:p text:style-name="P25">- need to digest this after amplification, so modifications were made to prior sequence above which does not require digestion and is made for oligo cloning</text:p>
      <text:p text:style-name="P25"/>
      <text:p text:style-name="P11"><text:span text:style-name="T28">overhang</text:span><text:span text:style-name="T29">_top<text:tab/><text:tab/><text:tab/></text:span><text:span text:style-name="T33">insert</text:span><text:span text:style-name="T34"><text:tab/><text:tab/><text:tab/><text:tab/></text:span><text:span text:style-name="T39">overhang_bottom</text:span></text:p>
      <text:p text:style-name="P14"><text:span text:style-name="T30">tccc</text:span><text:span text:style-name="T21">a</text:span><text:span text:style-name="T31">GAGACG</text:span><text:span text:style-name="T21"><text:tab/></text:span><text:span text:style-name="T35">decoy_1</text:span><text:span text:style-name="T32">CAAGTATTCTGGTCACAGAATACAAC</text:span><text:span text:style-name="T35">decoy_2</text:span><text:span text:style-name="T21"><text:tab/></text:span><text:span text:style-name="T41">CGTCTC</text:span><text:span text:style-name="T37">a</text:span><text:span text:style-name="T36">ccga</text:span></text:p>
      <text:p text:style-name="P28">BsmBI_site_top<text:tab/><text:tab/><text:tab/><text:tab/><text:tab/><text:tab/><text:tab/><text:span text:style-name="T45">BsmBI_site_bottom</text:span></text:p>
      <text:p text:style-name="P28"><text:span text:style-name="T45"/></text:p>
      <text:p text:style-name="P29"><text:span text:style-name="T43">F</text:span>inal <text:span text:style-name="T68">Tough Decoy </text:span>Design summary:</text:p>
      <text:p text:style-name="P30"><text:span text:style-name="T47">tccc</text:span>a<text:span text:style-name="T51">GAGACG</text:span><text:span text:style-name="T65">decoy_1</text:span>CAAGTATTCTGGTCACAGAATACAAC<text:span text:style-name="T65">decoy_2</text:span><text:span text:style-name="T52">CGTCTC</text:span><text:span text:style-name="T67">a</text:span><text:span text:style-name="T47">ccga</text:span></text:p>
      <text:p text:style-name="P31"><text:span text:style-name="T47">Combined tough decoy design + oligo adapter design:</text:span></text:p>
      <text:p text:style-name="P32"><text:span text:style-name="T56">CTGTGTAATCTCCGACAC-</text:span><text:span text:style-name="T57">ccac-</text:span><text:span text:style-name="T48">tccc</text:span><text:span text:style-name="T69">a</text:span><text:span text:style-name="T49">GAGACG</text:span><text:span text:style-name="T66">decoy_1</text:span><text:span text:style-name="T69">CAAGTATTCTGGTCACAGAATACAAC</text:span><text:span text:style-name="T66">decoy_2</text:span><text:span text:style-name="T50">CGTCTC</text:span><text:span text:style-name="T70">a</text:span><text:span text:style-name="T48">ccga</text:span><text:span text:style-name="T57">-gctg-</text:span><text:span text:style-name="T56">GCCTTTGCATGTTGTGG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03:24.941791391</meta:creation-date>
    <dc:date>2018-02-13T14:56:52.677686368</dc:date>
    <meta:editing-duration>PT53M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42" meta:character-count="2222" meta:non-whitespace-character-count="2086"/>
  </office:meta>
</office:document-meta>
</file>